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Helv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9654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0.7437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0.3972in"/>
    </style:style>
    <style:style style:name="co9" style:family="table-column">
      <style:table-column-properties fo:break-before="auto" style:column-width="0.83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86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llection1_2b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13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136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8" style:family="table-cell" style:parent-style-name="Default" style:data-style-name="N10136">
      <style:table-cell-properties fo:padding="0.028in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9" style:family="table-cell" style:parent-style-name="Default" style:data-style-name="N1013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recollection detai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string" calcext:value-type="string">
            <text:p>num_artifacts</text:p>
          </table:table-cell>
          <table:table-cell office:value-type="string" calcext:value-type="string">
            <text:p>month_year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91-10-15" calcext:value-type="date">
            <text:p>10/15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A-5-IBI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8" calcext:value-type="date">
            <text:p>10/18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B-11-1</text:p>
          </table:table-cell>
          <table:table-cell table:style-name="ce1" office:value-type="float" office:value="139" calcext:value-type="float">
            <text:p>139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3" calcext:value-type="date">
            <text:p>10/13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0-4</text:p>
          </table:table-cell>
          <table:table-cell table:style-name="ce1" office:value-type="float" office:value="14" calcext:value-type="float">
            <text:p>14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5" calcext:value-type="date">
            <text:p>10/15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1-1</text:p>
          </table:table-cell>
          <table:table-cell table:style-name="ce1" office:value-type="float" office:value="216" calcext:value-type="float">
            <text:p>216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1" calcext:value-type="date">
            <text:p>10/1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1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1" calcext:value-type="date">
            <text:p>10/1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10</text:p>
          </table:table-cell>
          <table:table-cell table:style-name="ce1" office:value-type="float" office:value="110" calcext:value-type="float">
            <text:p>110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1" calcext:value-type="date">
            <text:p>10/1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11</text:p>
          </table:table-cell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1" calcext:value-type="date">
            <text:p>10/1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13</text:p>
          </table:table-cell>
          <table:table-cell table:style-name="ce1" office:value-type="float" office:value="90" calcext:value-type="float">
            <text:p>90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2" calcext:value-type="date">
            <text:p>10/12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14</text:p>
          </table:table-cell>
          <table:table-cell table:style-name="ce1" office:value-type="float" office:value="56" calcext:value-type="float">
            <text:p>56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2" calcext:value-type="date">
            <text:p>10/12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14</text:p>
          </table:table-cell>
          <table:table-cell table:style-name="ce1" office:value-type="float" office:value="56" calcext:value-type="float">
            <text:p>56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1" calcext:value-type="date">
            <text:p>10/1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2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1" calcext:value-type="date">
            <text:p>10/1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12-5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21" calcext:value-type="date">
            <text:p>10/2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1</text:p>
          </table:table-cell>
          <table:table-cell table:style-name="ce1" office:value-type="float" office:value="156" calcext:value-type="float">
            <text:p>156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21" calcext:value-type="date">
            <text:p>10/2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2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21" calcext:value-type="date">
            <text:p>10/21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2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7" calcext:value-type="date">
            <text:p>10/17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3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7" calcext:value-type="date">
            <text:p>10/17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3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7" calcext:value-type="date">
            <text:p>10/17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4</text:p>
          </table:table-cell>
          <table:table-cell table:style-name="ce1" office:value-type="float" office:value="83" calcext:value-type="float">
            <text:p>83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7" calcext:value-type="date">
            <text:p>10/17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4</text:p>
          </table:table-cell>
          <table:table-cell table:style-name="ce1" office:value-type="float" office:value="83" calcext:value-type="float">
            <text:p>83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7" calcext:value-type="date">
            <text:p>10/17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3-5</text:p>
          </table:table-cell>
          <table:table-cell table:style-name="ce1" office:value-type="float" office:value="43" calcext:value-type="float">
            <text:p>43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0-12" calcext:value-type="date">
            <text:p>10/12/199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B-9-1</text:p>
          </table:table-cell>
          <table:table-cell table:style-name="ce1" office:value-type="float" office:value="96" calcext:value-type="float">
            <text:p>96</text:p>
          </table:table-cell>
          <table:table-cell table:style-name="ce4" office:value-type="string" calcext:value-type="string">
            <text:p>Oct 19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6" calcext:value-type="date">
            <text:p>12/6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A-5-IBI</text:p>
          </table:table-cell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6" calcext:value-type="date">
            <text:p>12/6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0-4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7" calcext:value-type="date">
            <text:p>12/7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1-1</text:p>
          </table:table-cell>
          <table:table-cell table:style-name="ce1" office:value-type="float" office:value="40" calcext:value-type="float">
            <text:p>40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6" calcext:value-type="date">
            <text:p>12/6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1-2</text:p>
          </table:table-cell>
          <table:table-cell table:style-name="ce1" office:value-type="float" office:value="62" calcext:value-type="float">
            <text:p>62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7" calcext:value-type="date">
            <text:p>12/7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2-1</text:p>
          </table:table-cell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7" calcext:value-type="date">
            <text:p>12/7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2-14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7" calcext:value-type="date">
            <text:p>12/7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2-2</text:p>
          </table:table-cell>
          <table:table-cell table:style-name="ce1" office:value-type="float" office:value="61" calcext:value-type="float">
            <text:p>61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7" calcext:value-type="date">
            <text:p>12/7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2-5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1-12-06" calcext:value-type="date">
            <text:p>12/6/199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9-1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string" calcext:value-type="string">
            <text:p>Dec-9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03-20" calcext:value-type="date">
            <text:p>3/20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3-2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Mar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03-20" calcext:value-type="date">
            <text:p>3/20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3-3</text:p>
          </table:table-cell>
          <table:table-cell table:style-name="ce1" office:value-type="float" office:value="91" calcext:value-type="float">
            <text:p>91</text:p>
          </table:table-cell>
          <table:table-cell table:style-name="ce4" office:value-type="string" calcext:value-type="string">
            <text:p>Mar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03-20" calcext:value-type="date">
            <text:p>3/20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3-4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Mar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1" calcext:value-type="date">
            <text:p>10/21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B-11-1</text:p>
          </table:table-cell>
          <table:table-cell table:style-name="ce1" office:value-type="float" office:value="231" calcext:value-type="float">
            <text:p>231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1" calcext:value-type="date">
            <text:p>10/21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2-10</text:p>
          </table:table-cell>
          <table:table-cell table:style-name="ce1" office:value-type="float" office:value="51" calcext:value-type="float">
            <text:p>51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1" calcext:value-type="date">
            <text:p>10/21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2-11</text:p>
          </table:table-cell>
          <table:table-cell table:style-name="ce1" office:value-type="float" office:value="38" calcext:value-type="float">
            <text:p>38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1" calcext:value-type="date">
            <text:p>10/21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12-13</text:p>
          </table:table-cell>
          <table:table-cell table:style-name="ce1" office:value-type="float" office:value="182" calcext:value-type="float">
            <text:p>182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1" calcext:value-type="date">
            <text:p>10/21/199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B-12-14</text:p>
          </table:table-cell>
          <table:table-cell table:style-name="ce1" office:value-type="float" office:value="47" calcext:value-type="float">
            <text:p>47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2" calcext:value-type="date">
            <text:p>10/22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3-1</text:p>
          </table:table-cell>
          <table:table-cell table:style-name="ce1" office:value-type="float" office:value="59" calcext:value-type="float">
            <text:p>59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2" calcext:value-type="date">
            <text:p>10/22/199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B-3-2</text:p>
          </table:table-cell>
          <table:table-cell table:style-name="ce1" office:value-type="float" office:value="27" calcext:value-type="float">
            <text:p>27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2" calcext:value-type="date">
            <text:p>10/22/199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B-3-3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2" calcext:value-type="date">
            <text:p>10/22/199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B-3-4</text:p>
          </table:table-cell>
          <table:table-cell table:style-name="ce1" office:value-type="float" office:value="73" calcext:value-type="float">
            <text:p>73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3-10-22" calcext:value-type="date">
            <text:p>10/22/199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B-3-5</text:p>
          </table:table-cell>
          <table:table-cell table:style-name="ce1" office:value-type="float" office:value="53" calcext:value-type="float">
            <text:p>53</text:p>
          </table:table-cell>
          <table:table-cell table:style-name="ce4" office:value-type="string" calcext:value-type="string">
            <text:p>Oct-9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5-03-20" calcext:value-type="date">
            <text:p>3/20/1995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NB-11-1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string" calcext:value-type="string">
            <text:p>Mar-9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date" office:date-value="1995-10-12" calcext:value-type="date">
            <text:p>10/12/199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B-11-1</text:p>
          </table:table-cell>
          <table:table-cell table:style-name="ce1" office:value-type="float" office:value="315" calcext:value-type="float">
            <text:p>315</text:p>
          </table:table-cell>
          <table:table-cell table:style-name="ce4" office:value-type="string" calcext:value-type="string">
            <text:p>Oct-95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ollection summary" table:style-name="ta2">
        <office:forms form:automatic-focus="false" form:apply-design-mode="false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48" table:default-cell-style-name="ce6"/>
        <table:table-column table:style-name="co9" table:number-columns-repeated="767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Polop Alto recollection analysis</text:p>
          </table:table-cell>
          <table:table-cell table:style-name="ce5" table:number-columns-repeated="255"/>
          <table:table-cell table:style-name="ce11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Survey and collection dat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ov</text:p>
          </table:table-cell>
          <table:table-cell table:style-name="ce8" office:value-type="string" calcext:value-type="string">
            <text:p>Oct 1991</text:p>
          </table:table-cell>
          <table:table-cell table:style-name="ce9" office:value-type="string" calcext:value-type="string">
            <text:p>Dec 1991</text:p>
          </table:table-cell>
          <table:table-cell table:style-name="ce9" office:value-type="string" calcext:value-type="string">
            <text:p>Mar 1993</text:p>
          </table:table-cell>
          <table:table-cell table:style-name="ce9" office:value-type="string" calcext:value-type="string">
            <text:p>Oct 1993</text:p>
          </table:table-cell>
          <table:table-cell table:style-name="ce9" office:value-type="string" calcext:value-type="string">
            <text:p>Mar 1995</text:p>
          </table:table-cell>
          <table:table-cell table:style-name="ce9" office:value-type="string" calcext:value-type="string">
            <text:p>Oct 1995</text:p>
          </table:table-cell>
          <table:table-cell table:style-name="ce10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-5-IBI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1"/>
          <table:table-cell office:value-type="float" office:value="76" calcext:value-type="float">
            <text:p>7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NB-11-1</text:p>
          </table:table-cell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805" calcext:value-type="float">
            <text:p>8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-10-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-11-1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1"/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-12-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-12-10</text:p>
          </table:table-cell>
          <table:table-cell office:value-type="float" office:value="110" calcext:value-type="float">
            <text:p>110</text:p>
          </table:table-cell>
          <table:table-cell table:style-name="ce1"/>
          <table:table-cell/>
          <table:table-cell office:value-type="float" office:value="51" calcext:value-type="float">
            <text:p>51</text:p>
          </table:table-cell>
          <table:table-cell/>
          <table:table-cell table:style-name="ce1"/>
          <table:table-cell office:value-type="float" office:value="161" calcext:value-type="float">
            <text:p>161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12-11</text:p>
          </table:table-cell>
          <table:table-cell office:value-type="float" office:value="18" calcext:value-type="float">
            <text:p>18</text:p>
          </table:table-cell>
          <table:table-cell table:style-name="ce1"/>
          <table:table-cell/>
          <table:table-cell office:value-type="float" office:value="38" calcext:value-type="float">
            <text:p>38</text:p>
          </table:table-cell>
          <table:table-cell/>
          <table:table-cell table:style-name="ce1"/>
          <table:table-cell office:value-type="float" office:value="56" calcext:value-type="float">
            <text:p>56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12-13</text:p>
          </table:table-cell>
          <table:table-cell office:value-type="float" office:value="90" calcext:value-type="float">
            <text:p>90</text:p>
          </table:table-cell>
          <table:table-cell table:style-name="ce1" table:number-columns-repeated="2"/>
          <table:table-cell office:value-type="float" office:value="182" calcext:value-type="float">
            <text:p>182</text:p>
          </table:table-cell>
          <table:table-cell/>
          <table:table-cell table:style-name="ce1"/>
          <table:table-cell office:value-type="float" office:value="272" calcext:value-type="float">
            <text:p>272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12-14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47" calcext:value-type="float">
            <text:p>47</text:p>
          </table:table-cell>
          <table:table-cell/>
          <table:table-cell table:style-name="ce1"/>
          <table:table-cell office:value-type="float" office:value="172" calcext:value-type="float">
            <text:p>172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12-2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ce1"/>
          <table:table-cell office:value-type="float" office:value="100" calcext:value-type="float">
            <text:p>100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12-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/>
          <table:table-cell office:value-type="float" office:value="20" calcext:value-type="float">
            <text:p>20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3-1</text:p>
          </table:table-cell>
          <table:table-cell office:value-type="float" office:value="156" calcext:value-type="float">
            <text:p>156</text:p>
          </table:table-cell>
          <table:table-cell table:style-name="ce1"/>
          <table:table-cell/>
          <table:table-cell office:value-type="float" office:value="59" calcext:value-type="float">
            <text:p>59</text:p>
          </table:table-cell>
          <table:table-cell/>
          <table:table-cell table:style-name="ce1"/>
          <table:table-cell office:value-type="float" office:value="215" calcext:value-type="float">
            <text:p>215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3-2</text:p>
          </table:table-cell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/>
          <table:table-cell office:value-type="float" office:value="169" calcext:value-type="float">
            <text:p>169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3-3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/>
          <table:table-cell office:value-type="float" office:value="150" calcext:value-type="float">
            <text:p>150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3-4</text:p>
          </table:table-cell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1"/>
          <table:table-cell office:value-type="float" office:value="266" calcext:value-type="float">
            <text:p>266</text:p>
          </table:table-cell>
          <table:table-cell/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B-3-5</text:p>
          </table:table-cell>
          <table:table-cell office:value-type="float" office:value="43" calcext:value-type="float">
            <text:p>43</text:p>
          </table:table-cell>
          <table:table-cell table:style-name="ce1"/>
          <table:table-cell/>
          <table:table-cell office:value-type="float" office:value="53" calcext:value-type="float">
            <text:p>53</text:p>
          </table:table-cell>
          <table:table-cell/>
          <table:table-cell table:style-name="ce1"/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-9-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1"/>
          <table:table-cell office:value-type="float" office:value="141" calcext:value-type="float">
            <text:p>141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Helv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9pt" fo:font-style="normal" fo:text-shadow="none" style:text-underline-style="none" fo:font-weight="normal" style:font-size-asian="9pt" style:font-style-asian="normal" style:font-weight-asian="normal" style:font-name-complex="Helv" style:font-family-complex="Helv" style:font-size-complex="9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0_.ˇÏAÓˇú1Æˇ_fb01_" style:display-name=" .ˇÏAÓˇú1Æˇﬁ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9pt" fo:font-style="normal" fo:text-shadow="none" style:text-underline-style="none" fo:font-weight="normal" style:font-size-asian="9pt" style:font-style-asian="normal" style:font-weight-asian="normal" style:font-name-complex="Helv" style:font-family-complex="Helv" style:font-size-complex="9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48in" fo:margin-right="0.748in" style:first-page-number="continue" style:writing-mode="lr-tb" style:print="charts drawings grid objects zero-values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.3453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8:04:29.588337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collection1_2b_" style:display-name="PageStyle_collection1+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03T18:13:00.167930565</dc:date>
    <meta:editing-duration>PT11M57S</meta:editing-duration>
    <meta:editing-cycles>3</meta:editing-cycles>
    <meta:generator>LibreOffice/7.3.1.3$MacOSX_X86_64 LibreOffice_project/a69ca51ded25f3eefd52d7bf9a5fad8c90b87951</meta:generator>
    <meta:document-statistic meta:table-count="2" meta:cell-count="314" meta:object-count="0"/>
  </office:meta>
</office:document-meta>
</file>